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URITI <text:s/>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URITI <text:s/>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URITI <text:s/>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 table:number-rows-repeated="10483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2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22T13:39:12.118000000</dc:date>
    <meta:editing-duration>P2DT9H32M16S</meta:editing-duration>
    <meta:editing-cycles>50</meta:editing-cycles>
    <meta:document-statistic meta:table-count="3" meta:cell-count="1336" meta:object-count="0"/>
  </office:meta>
</office:document-meta>
</file>